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2E900000B2200000B22C3E0E12B.svg"/>
  <manifest:file-entry manifest:media-type="image/png" manifest:full-path="Pictures/100002010000006C0000006C58F441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Ultrafine_20_Dashed" draw:marker-end="Arrow" draw:textarea-vertical-align="middle"/>
    </style:style>
    <style:style style:name="gr4" style:family="graphic" style:parent-style-name="standard">
      <style:graphic-properties draw:fill="gradient" draw:fill-gradient-name="Gray_20_Gradient_20_2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fo:font-family="'Meiryo UI'" style:font-style-name="Italic" style:font-family-generic="modern" style:font-pitch="variable" style:font-family-asian="'Meiryo UI'" style:font-style-name-asian="Italic" style:font-family-generic-asian="modern" style:font-pitch-asian="variable"/>
    </style:style>
    <style:style style:name="P2" style:family="paragraph">
      <style:paragraph-properties fo:text-align="center"/>
    </style:style>
    <style:style style:name="T1" style:family="text">
      <style:text-properties fo:font-family="'Meiryo UI'" style:font-style-name="Italic" style:font-family-generic="modern" style:font-pitch="variable" style:font-family-asian="'Meiryo UI'" style:font-style-name-asian="Italic" style:font-family-generic-asian="modern" style:font-pitch-asian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1" draw:id="id1" draw:layer="layout" svg:width="6.1cm" svg:height="3.1cm" svg:x="8cm" svg:y="5.4cm">
          <text:p text:style-name="P1"><text:span text:style-name="T1">アプリ</text:span></text:p>
        </draw:rect>
        <draw:rect draw:style-name="gr1" draw:text-style-name="P1" xml:id="id2" draw:id="id2" draw:layer="layout" svg:width="6.1cm" svg:height="3.1cm" svg:x="16.7cm" svg:y="5.4cm">
          <text:p text:style-name="P1"><text:span text:style-name="T1">サーバ</text:span></text:p>
        </draw:rect>
        <draw:frame draw:style-name="gr2" draw:text-style-name="P2" draw:layer="layout" svg:width="1.868cm" svg:height="1.946cm" svg:x="4.3cm" svg:y="5.8cm">
          <draw:image xlink:href="Pictures/100002010000006C0000006C58F44198.png" xlink:type="simple" xlink:show="embed" xlink:actuate="onLoad"/>
          <draw:image xlink:href="Pictures/100012E900000B2200000B22C3E0E12B.svg" xlink:type="simple" xlink:show="embed" xlink:actuate="onLoad">
            <text:p/>
          </draw:image>
        </draw:frame>
        <draw:connector draw:style-name="gr3" draw:text-style-name="P2" draw:layer="layout" svg:x1="14.1cm" svg:y1="6.95cm" svg:x2="16.7cm" svg:y2="6.95cm" draw:start-shape="id1" draw:start-glue-point="1" draw:end-shape="id2" draw:end-glue-point="3" svg:d="M14100 6950h2600">
          <text:p/>
        </draw:connector>
        <draw:custom-shape draw:style-name="gr4" draw:text-style-name="P2" draw:layer="layout" svg:width="2.3cm" svg:height="2.2cm" svg:x="21.1cm" svg:y="7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layer="layout" svg:width="2.5cm" svg:height="0.963cm" svg:x="14.2cm" svg:y="5.837cm">
          <draw:text-box>
            <text:p>HTT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10T22:04:11.05</meta:creation-date>
    <dc:date>2019-02-10T22:11:52.19</dc:date>
    <meta:editing-duration>PT7M42S</meta:editing-duration>
    <meta:editing-cycles>2</meta:editing-cycles>
    <meta:generator>OpenOffice/4.1.6$Win32 OpenOffice.org_project/416m1$Build-9790</meta:generator>
    <meta:document-statistic meta:object-count="6"/>
  </office:meta>
</office:document-meta>
</file>